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9051" officeooo:paragraph-rsid="00149051"/>
    </style:style>
    <style:style style:name="P2" style:family="paragraph" style:parent-style-name="Standard">
      <style:text-properties officeooo:paragraph-rsid="00149051"/>
    </style:style>
    <style:style style:name="T1" style:family="text">
      <style:text-properties officeooo:rsid="00149051"/>
    </style:style>
    <style:style style:name="T2" style:family="text">
      <style:text-properties fo:font-variant="normal" fo:text-transform="none" fo:color="#24292e" style:font-name="Liberation Serif" fo:font-size="12pt" fo:letter-spacing="normal" fo:font-style="normal" fo:font-weight="normal" officeooo:rsid="001490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ints to Remeber from LearnYouNode =&gt;<text:line-break/><text:line-break/>1) console.log(“Hello World”);<text:line-break/><text:tab/>- Run it from console by – node program.js<text:line-break/>2) Pass arguments in command line<text:line-break/><text:tab/>- node program.js 1 2 3<text:line-break/><text:tab/>- all this will store in process.argv[] as <text:line-break/><text:tab/><text:tab/>- process.argv[0] = “node”<text:line-break/><text:tab/><text:tab/>- process.argv[1] = “path to program.js”<text:line-break/><text:tab/><text:tab/>- process.argv[2] = '1' <text:line-break/><text:tab/><text:tab/>and so on.</text:p>
      <text:p text:style-name="P1">3) Synchronous way to buffer a file and read its contents<text:line-break/><text:tab/>- var fs = require('fs'); (All libraries of fs is imported)<text:line-break/><text:tab/>- fs.readFileSync(“path to file”) //Synchronous way of reading a file<text:line-break/><text:tab/>- In Synchronous system, there is no callbacks<text:line-break/>4) Asynchronous way to buffer a file and read its contents through call backs<text:line-break/><text:tab/>- Same as point 3, fs is required here also.</text:p>
      <text:p text:style-name="P1"><text:tab/>- function count(callback){</text:p>
      <text:p text:style-name="P1"><text:s text:c="4"/><text:tab/><text:tab/>fs.readFile(process.argv[2],function (err,data) {</text:p>
      <text:p text:style-name="P1"><text:s text:c="4"/><text:tab/><text:tab/>buffer = data.toString();</text:p>
      <text:p text:style-name="P1"><text:s text:c="4"/><text:tab/><text:tab/>lines = buffer.split('\n');</text:p>
      <text:p text:style-name="P1"><text:s text:c="4"/><text:tab/><text:tab/>callback();</text:p>
      <text:p text:style-name="P1"><text:s text:c="2"/><text:tab/> <text:s text:c="5"/>});</text:p>
      <text:p text:style-name="P2"><text:span text:style-name="T1"><text:tab/> <text:s/>}<text:line-break/><text:tab/>- </text:span><text:span text:style-name="T2">Callbacks are necessary in Asynchronous System, “data” attribute in callback function will <text:s/><text:tab/> <text:s text:c="2"/>be the data read by readFile. If data is read successfully, callback() will return data else it <text:tab/> <text:s text:c="2"/>will return er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7:31:58.488583329</meta:creation-date>
    <dc:date>2017-07-03T17:47:39.399588330</dc:date>
    <meta:editing-duration>P0D</meta:editing-duration>
    <meta:editing-cycles>1</meta:editing-cycles>
    <meta:document-statistic meta:table-count="0" meta:image-count="0" meta:object-count="0" meta:page-count="1" meta:paragraph-count="9" meta:word-count="166" meta:character-count="1087" meta:non-whitespace-character-count="864"/>
    <meta:generator>LibreOffice/5.0.2.2$Linux_X86_64 LibreOffice_project/00m0$Build-2</meta:generator>
  </office:meta>
</office:document-meta>
</file>